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037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66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5cm" fo:min-width="2.698cm"/>
    </style:style>
    <style:style style:name="gr5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3.041cm" fo:min-width="0cm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3cm" fo:min-width="0cm"/>
    </style:style>
    <style:style style:name="gr7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2.019cm" fo:min-width="0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0.896cm" fo:min-width="0cm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567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0.946cm" fo:min-width="0cm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6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562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78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46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445cm" fo:min-width="0cm"/>
    </style:style>
    <style:style style:name="gr16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2.427cm" fo:min-width="0cm" fo:padding-top="0.165cm" fo:padding-bottom="0.165cm" fo:padding-left="0.29cm" fo:padding-right="0.29cm"/>
    </style:style>
    <style:style style:name="gr17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6.153cm" fo:min-width="0cm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8cm" fo:min-width="0cm"/>
    </style:style>
    <style:style style:name="gr19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0.704cm" fo:min-width="0cm" fo:padding-top="0.165cm" fo:padding-bottom="0.165cm" fo:padding-left="0.29cm" fo:padding-right="0.2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cm" fo:min-width="2.63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cm" fo:min-width="2.13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cm" fo:min-width="2.29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0.8000001907349pt"/>
    </style:style>
    <style:style style:name="P3" style:family="paragraph">
      <loext:graphic-properties draw:fill="none" draw:fill-color="#ffffff"/>
      <style:text-properties fo:font-size="10.8000001907349pt" style:font-size-asian="10pt" style:font-size-complex="10pt"/>
    </style:style>
    <style:style style:name="P4" style:family="paragraph">
      <loext:graphic-properties draw:fill="none" draw:fill-color="#ffffff"/>
      <style:text-properties fo:font-size="10.8000001907349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5" style:family="paragraph">
      <style:paragraph-properties fo:text-align="end"/>
      <style:text-properties fo:font-size="10.8000001907349pt"/>
    </style:style>
    <style:style style:name="P6" style:family="paragraph">
      <loext:graphic-properties draw:fill="none" draw:fill-color="#ffffff"/>
      <style:paragraph-properties fo:text-align="end"/>
      <style:text-properties fo:font-size="10.8000001907349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4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xml:id="id1" draw:id="id1" draw:layer="layout" draw:type="line" svg:x1="1.066cm" svg:y1="13.068cm" svg:x2="4.066cm" svg:y2="2.324cm" svg:d="M1066 13068l3000-10744" svg:viewBox="0 0 3001 10745">
          <text:p/>
        </draw:connector>
        <draw:connector draw:style-name="gr1" draw:text-style-name="P1" draw:layer="layout" draw:type="line" svg:x1="4.066cm" svg:y1="2.324cm" svg:x2="9.973cm" svg:y2="0.297cm" draw:start-shape="id1" draw:start-glue-point="3" draw:end-shape="id2" draw:end-glue-point="3" svg:d="M4066 2324l5907-2027" svg:viewBox="0 0 5908 2028">
          <text:p/>
        </draw:connector>
        <draw:connector draw:style-name="gr1" draw:text-style-name="P1" xml:id="id22" draw:id="id22" draw:layer="layout" draw:type="line" svg:x1="4.066cm" svg:y1="2.324cm" svg:x2="5.453cm" svg:y2="2.937cm" draw:start-shape="id1" draw:start-glue-point="3" svg:d="M4066 2324l1387 613" svg:viewBox="0 0 1388 614">
          <text:p/>
        </draw:connector>
        <draw:connector draw:style-name="gr1" draw:text-style-name="P1" draw:layer="layout" draw:type="line" svg:x1="6.357cm" svg:y1="3.485cm" svg:x2="9.973cm" svg:y2="1.666cm" draw:start-shape="id3" draw:start-glue-point="3" draw:end-shape="id4" draw:end-glue-point="3" svg:d="M6357 3485l3616-1819" svg:viewBox="0 0 3617 1820">
          <text:p/>
        </draw:connector>
        <draw:frame draw:style-name="gr2" draw:text-style-name="P3" xml:id="id5" draw:id="id5" draw:layer="layout" svg:width="9.247cm" svg:height="1.287cm" svg:x="9.929cm" svg:y="2.698cm">
          <draw:text-box>
            <text:p text:style-name="P2"><text:span text:style-name="T1">Tanzania </text:span><text:span text:style-name="T2">An. arabiensis</text:span></text:p>
          </draw:text-box>
        </draw:frame>
        <draw:frame draw:style-name="gr2" draw:text-style-name="P3" xml:id="id4" draw:id="id4" draw:layer="layout" svg:width="9.247cm" svg:height="1.287cm" svg:x="9.973cm" svg:y="1.023cm">
          <draw:text-box>
            <text:p text:style-name="P2"><text:span text:style-name="T1">Uganda </text:span><text:span text:style-name="T2">An. arabiensis</text:span></text:p>
          </draw:text-box>
        </draw:frame>
        <draw:connector draw:style-name="gr1" draw:text-style-name="P1" xml:id="id6" draw:id="id6" draw:layer="layout" draw:type="line" svg:x1="6.357cm" svg:y1="3.485cm" svg:x2="7.873cm" svg:y2="3.743cm" draw:start-shape="id3" draw:start-glue-point="3" svg:d="M6357 3485l1516 258" svg:viewBox="0 0 1517 259">
          <text:p/>
        </draw:connector>
        <draw:connector draw:style-name="gr1" draw:text-style-name="P1" draw:layer="layout" draw:type="line" svg:x1="9.929cm" svg:y1="3.341cm" svg:x2="7.873cm" svg:y2="3.743cm" draw:start-shape="id5" draw:start-glue-point="3" draw:end-shape="id6" draw:end-glue-point="3" svg:d="M9929 3341l-2056 402" svg:viewBox="0 0 2057 403">
          <text:p/>
        </draw:connector>
        <draw:connector draw:style-name="gr1" draw:text-style-name="P1" draw:layer="layout" draw:type="line" svg:x1="9.929cm" svg:y1="2.48cm" svg:x2="7.873cm" svg:y2="3.743cm" draw:start-shape="id7" draw:start-glue-point="3" draw:end-shape="id6" draw:end-glue-point="3" svg:d="M9929 2480l-2056 1263" svg:viewBox="0 0 2057 1264">
          <text:p/>
        </draw:connector>
        <draw:frame draw:style-name="gr2" draw:text-style-name="P3" xml:id="id7" draw:id="id7" draw:layer="layout" svg:width="9.247cm" svg:height="1.287cm" svg:x="9.929cm" svg:y="1.837cm">
          <draw:text-box>
            <text:p text:style-name="P2"><text:span text:style-name="T1">Kenya </text:span><text:span text:style-name="T2">An. arabiensis</text:span></text:p>
          </draw:text-box>
        </draw:frame>
        <draw:frame draw:style-name="gr3" draw:text-style-name="P3" xml:id="id2" draw:id="id2" draw:layer="layout" svg:width="9.247cm" svg:height="0.914cm" svg:x="9.973cm" svg:y="-0.16cm">
          <draw:text-box>
            <text:p text:style-name="P2"><text:span text:style-name="T1">West African </text:span><text:span text:style-name="T2">An. arabiensis</text:span></text:p>
          </draw:text-box>
        </draw:frame>
        <draw:connector draw:style-name="gr1" draw:text-style-name="P1" xml:id="id25" draw:id="id25" draw:layer="layout" draw:type="line" svg:x1="1.066cm" svg:y1="13.068cm" svg:x2="2.872cm" svg:y2="15.843cm" draw:start-shape="id1" draw:start-glue-point="2" svg:d="M1066 13068l1806 2775" svg:viewBox="0 0 1807 2776">
          <text:p/>
        </draw:connector>
        <draw:connector draw:style-name="gr1" draw:text-style-name="P1" xml:id="id10" draw:id="id10" draw:layer="layout" draw:type="line" svg:x1="5.002cm" svg:y1="5.97cm" svg:x2="4.292cm" svg:y2="9.938cm" draw:end-shape="id8" draw:end-glue-point="3" svg:d="M5002 5970l-710 3968" svg:viewBox="0 0 711 3969">
          <text:p/>
        </draw:connector>
        <draw:connector draw:style-name="gr1" draw:text-style-name="P1" draw:layer="layout" draw:type="line" svg:x1="9.863cm" svg:y1="4.525cm" svg:x2="5.002cm" svg:y2="5.97cm" draw:start-shape="id9" draw:start-glue-point="3" draw:end-shape="id10" draw:end-glue-point="2" svg:d="M9863 4525l-4861 1445" svg:viewBox="0 0 4862 1446">
          <text:p/>
        </draw:connector>
        <draw:connector draw:style-name="gr1" draw:text-style-name="P1" xml:id="id11" draw:id="id11" draw:layer="layout" draw:type="line" svg:x1="8.035cm" svg:y1="6.292cm" svg:x2="5.002cm" svg:y2="5.97cm" draw:end-shape="id10" draw:end-glue-point="2" svg:d="M8035 6292l-3033-322" svg:viewBox="0 0 3034 323">
          <text:p/>
        </draw:connector>
        <draw:connector draw:style-name="gr1" draw:text-style-name="P1" draw:layer="layout" draw:type="line" svg:x1="8.035cm" svg:y1="6.292cm" svg:x2="9.863cm" svg:y2="5.333cm" draw:start-shape="id11" draw:start-glue-point="2" draw:end-shape="id12" svg:d="M8035 6292l1828-959" svg:viewBox="0 0 1829 960">
          <text:p/>
        </draw:connector>
        <draw:connector draw:style-name="gr1" draw:text-style-name="P1" draw:layer="layout" draw:type="line" svg:x1="8.035cm" svg:y1="6.292cm" svg:x2="9.808cm" svg:y2="6.141cm" draw:start-shape="id11" draw:start-glue-point="2" draw:end-shape="id13" draw:end-glue-point="3" svg:d="M8035 6292l1773-151" svg:viewBox="0 0 1774 152">
          <text:p/>
        </draw:connector>
        <draw:frame draw:style-name="gr2" draw:text-style-name="P3" xml:id="id9" draw:id="id9" draw:layer="layout" svg:width="9.247cm" svg:height="1.287cm" svg:x="9.863cm" svg:y="3.882cm">
          <draw:text-box>
            <text:p text:style-name="P2"><text:span text:style-name="T1">Angola </text:span><text:span text:style-name="T2">An. coluzzii</text:span></text:p>
          </draw:text-box>
        </draw:frame>
        <draw:frame draw:style-name="gr2" draw:text-style-name="P3" xml:id="id12" draw:id="id12" draw:layer="layout" svg:width="11.616cm" svg:height="1.287cm" svg:x="9.863cm" svg:y="4.69cm">
          <draw:text-box>
            <text:p text:style-name="P2"><text:span text:style-name="T1">Central African Republic </text:span><text:span text:style-name="T2">An. coluzzii </text:span></text:p>
          </draw:text-box>
        </draw:frame>
        <draw:frame draw:style-name="gr2" draw:text-style-name="P3" xml:id="id13" draw:id="id13" draw:layer="layout" svg:width="9.247cm" svg:height="1.287cm" svg:x="9.808cm" svg:y="5.498cm">
          <draw:text-box>
            <text:p text:style-name="P2"><text:span text:style-name="T1">Cameroon (south) </text:span><text:span text:style-name="T2">An. coluzzii</text:span></text:p>
          </draw:text-box>
        </draw:frame>
        <draw:connector draw:style-name="gr1" draw:text-style-name="P1" xml:id="id8" draw:id="id8" draw:layer="layout" draw:type="line" svg:x1="6.486cm" svg:y1="9.519cm" svg:x2="4.292cm" svg:y2="9.938cm" draw:start-shape="id14" draw:start-glue-point="2" svg:d="M6486 9519l-2194 419" svg:viewBox="0 0 2195 420">
          <text:p/>
        </draw:connector>
        <draw:connector draw:style-name="gr1" draw:text-style-name="P1" xml:id="id14" draw:id="id14" draw:layer="layout" draw:type="line" svg:x1="6.486cm" svg:y1="9.519cm" svg:x2="7.97cm" svg:y2="10.584cm" svg:d="M6486 9519l1484 1065" svg:viewBox="0 0 1485 1066">
          <text:p/>
        </draw:connector>
        <draw:connector draw:style-name="gr1" draw:text-style-name="P1" draw:layer="layout" draw:type="line" svg:x1="7.97cm" svg:y1="10.584cm" svg:x2="9.819cm" svg:y2="8.828cm" draw:start-shape="id14" draw:start-glue-point="3" draw:end-shape="id15" draw:end-glue-point="3" svg:d="M7970 10584l1849-1756" svg:viewBox="0 0 1850 1757">
          <text:p/>
        </draw:connector>
        <draw:connector draw:style-name="gr1" draw:text-style-name="P1" draw:layer="layout" draw:type="line" svg:x1="7.97cm" svg:y1="10.584cm" svg:x2="9.874cm" svg:y2="9.48cm" draw:start-shape="id14" draw:start-glue-point="3" draw:end-shape="id16" draw:end-glue-point="3" svg:d="M7970 10584l1904-1104" svg:viewBox="0 0 1905 1105">
          <text:p/>
        </draw:connector>
        <draw:connector draw:style-name="gr1" draw:text-style-name="P1" xml:id="id17" draw:id="id17" draw:layer="layout" draw:type="line" svg:x1="6.486cm" svg:y1="9.519cm" svg:x2="9.003cm" svg:y2="8.164cm" draw:start-shape="id14" draw:start-glue-point="2" svg:d="M6486 9519l2517-1355" svg:viewBox="0 0 2518 1356">
          <text:p/>
        </draw:connector>
        <draw:connector draw:style-name="gr1" draw:text-style-name="P1" draw:layer="layout" draw:type="line" svg:x1="9.003cm" svg:y1="8.164cm" svg:x2="9.929cm" svg:y2="7.164cm" draw:start-shape="id17" draw:start-glue-point="3" draw:end-shape="id18" draw:end-glue-point="3" svg:d="M9003 8164l926-1000" svg:viewBox="0 0 927 1001">
          <text:p/>
        </draw:connector>
        <draw:connector draw:style-name="gr1" draw:text-style-name="P1" draw:layer="layout" draw:type="line" svg:x1="9.003cm" svg:y1="8.164cm" svg:x2="9.973cm" svg:y2="7.805cm" draw:start-shape="id17" draw:start-glue-point="3" draw:end-shape="id19" draw:end-glue-point="3" svg:d="M9003 8164l970-359" svg:viewBox="0 0 971 360">
          <text:p/>
        </draw:connector>
        <draw:frame draw:style-name="gr2" draw:text-style-name="P3" xml:id="id15" draw:id="id15" draw:layer="layout" svg:width="9.247cm" svg:height="1.287cm" svg:x="9.819cm" svg:y="8.185cm">
          <draw:text-box>
            <text:p text:style-name="P2"><text:span text:style-name="T1">Cameroon (north) </text:span><text:span text:style-name="T2">An. coluzzii </text:span></text:p>
          </draw:text-box>
        </draw:frame>
        <draw:frame draw:style-name="gr2" draw:text-style-name="P3" xml:id="id16" draw:id="id16" draw:layer="layout" svg:width="9.247cm" svg:height="1.287cm" svg:x="9.874cm" svg:y="8.837cm">
          <draw:text-box>
            <text:p text:style-name="P2"><text:span text:style-name="T1">Burkina Faso </text:span><text:span text:style-name="T2">An. coluzzii </text:span></text:p>
          </draw:text-box>
        </draw:frame>
        <draw:connector draw:style-name="gr1" draw:text-style-name="P1" draw:layer="layout" draw:type="line" svg:x1="7.97cm" svg:y1="10.584cm" svg:x2="9.874cm" svg:y2="10.175cm" draw:start-shape="id14" draw:start-glue-point="3" draw:end-shape="id20" draw:end-glue-point="3" svg:d="M7970 10584l1904-409" svg:viewBox="0 0 1905 410">
          <text:p/>
        </draw:connector>
        <draw:frame draw:style-name="gr2" draw:text-style-name="P3" xml:id="id20" draw:id="id20" draw:layer="layout" svg:width="9.247cm" svg:height="1.287cm" svg:x="9.874cm" svg:y="9.532cm">
          <draw:text-box>
            <text:p text:style-name="P2"><text:span text:style-name="T1">Mali </text:span><text:span text:style-name="T2">An. coluzzii </text:span></text:p>
          </draw:text-box>
        </draw:frame>
        <draw:connector draw:style-name="gr1" draw:text-style-name="P1" draw:layer="layout" draw:type="line" svg:x1="7.97cm" svg:y1="10.584cm" svg:x2="9.929cm" svg:y2="10.934cm" draw:start-shape="id14" draw:start-glue-point="3" draw:end-shape="id21" svg:d="M7970 10584l1959 350" svg:viewBox="0 0 1960 351">
          <text:p/>
        </draw:connector>
        <draw:frame draw:style-name="gr2" draw:text-style-name="P3" xml:id="id21" draw:id="id21" draw:layer="layout" svg:width="9.247cm" svg:height="1.287cm" svg:x="9.929cm" svg:y="10.291cm">
          <draw:text-box>
            <text:p text:style-name="P2"><text:span text:style-name="T1">Guinea </text:span><text:span text:style-name="T2">An. coluzzii </text:span></text:p>
          </draw:text-box>
        </draw:frame>
        <draw:connector draw:style-name="gr1" draw:text-style-name="P1" draw:layer="layout" draw:type="line" svg:x1="5.453cm" svg:y1="2.937cm" svg:x2="9.973cm" svg:y2="0.942cm" draw:start-shape="id22" draw:start-glue-point="3" draw:end-shape="id23" draw:end-glue-point="3" svg:d="M5453 2937l4520-1995" svg:viewBox="0 0 4521 1996">
          <text:p/>
        </draw:connector>
        <draw:frame draw:style-name="gr3" draw:text-style-name="P3" xml:id="id23" draw:id="id23" draw:layer="layout" svg:width="9.247cm" svg:height="0.914cm" svg:x="9.973cm" svg:y="0.485cm">
          <draw:text-box>
            <text:p text:style-name="P2"><text:span text:style-name="T1">Malawi </text:span><text:span text:style-name="T2">An. arabiensis</text:span></text:p>
          </draw:text-box>
        </draw:frame>
        <draw:frame draw:style-name="gr2" draw:text-style-name="P3" xml:id="id18" draw:id="id18" draw:layer="layout" svg:width="9.247cm" svg:height="1.287cm" svg:x="9.929cm" svg:y="6.521cm">
          <draw:text-box>
            <text:p text:style-name="P2"><text:span text:style-name="T1">Ghana </text:span><text:span text:style-name="T2">An. coluzzii </text:span></text:p>
          </draw:text-box>
        </draw:frame>
        <draw:frame draw:style-name="gr2" draw:text-style-name="P3" xml:id="id19" draw:id="id19" draw:layer="layout" svg:width="9.247cm" svg:height="1.287cm" svg:x="9.973cm" svg:y="7.162cm">
          <draw:text-box>
            <text:p text:style-name="P2"><text:span text:style-name="T1">Cote d’Ivoire </text:span><text:span text:style-name="T2">An. coluzzii </text:span></text:p>
          </draw:text-box>
        </draw:frame>
        <draw:connector draw:style-name="gr1" draw:text-style-name="P1" xml:id="id3" draw:id="id3" draw:layer="layout" draw:type="line" svg:x1="5.453cm" svg:y1="2.937cm" svg:x2="6.357cm" svg:y2="3.485cm" draw:start-shape="id22" draw:start-glue-point="3" svg:d="M5453 2937l904 548" svg:viewBox="0 0 905 549">
          <text:p/>
        </draw:connector>
        <draw:frame draw:style-name="gr4" draw:text-style-name="P4" draw:layer="layout" svg:width="3.198cm" svg:height="0.695cm" svg:x="16.696cm" svg:y="1.447cm">
          <draw:text-box>
            <text:p text:style-name="P2"><text:span text:style-name="T3">An. arabiensis</text:span></text:p>
          </draw:text-box>
        </draw:frame>
        <draw:custom-shape draw:style-name="gr5" draw:text-style-name="P1" draw:layer="layout" svg:width="0.772cm" svg:height="3.555cm" svg:x="15.759cm" svg:y="0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4" draw:layer="layout" svg:width="4.08cm" svg:height="1.543cm" svg:x="17.027cm" svg:y="9.747cm">
          <draw:text-box>
            <text:p text:style-name="P2"><text:span text:style-name="T3">An. coluzzii</text:span><text:span text:style-name="T3"><text:line-break/></text:span><text:span text:style-name="T3">(west/central inland/savannah)</text:span></text:p>
          </draw:text-box>
        </draw:frame>
        <draw:custom-shape draw:style-name="gr7" draw:text-style-name="P1" draw:layer="layout" svg:width="0.772cm" svg:height="2.477cm" svg:x="16.586cm" svg:y="4.14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1" draw:layer="layout" svg:width="0.772cm" svg:height="1.292cm" svg:x="14.878cm" svg:y="6.8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4" draw:layer="layout" svg:width="4.067cm" svg:height="1.119cm" svg:x="15.826cm" svg:y="7.066cm">
          <draw:text-box>
            <text:p text:style-name="P2"><text:span text:style-name="T3">An. coluzzii</text:span><text:span text:style-name="T3"><text:line-break/></text:span><text:span text:style-name="T3">(near-west coastal)</text:span></text:p>
          </draw:text-box>
        </draw:frame>
        <draw:frame draw:style-name="gr6" draw:text-style-name="P4" draw:layer="layout" svg:width="3.847cm" svg:height="1.543cm" svg:x="17.411cm" svg:y="4.686cm">
          <draw:text-box>
            <text:p text:style-name="P2"><text:span text:style-name="T3">An. coluzzii</text:span><text:span text:style-name="T3"><text:line-break/></text:span><text:span text:style-name="T3">(central/southern forest)</text:span></text:p>
          </draw:text-box>
        </draw:frame>
        <draw:custom-shape draw:style-name="gr5" draw:text-style-name="P1" draw:layer="layout" svg:width="0.772cm" svg:height="3.555cm" svg:x="15.98cm" svg:y="8.45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3" xml:id="id24" draw:id="id24" draw:layer="layout" svg:width="9.247cm" svg:height="1.287cm" svg:x="9.929cm" svg:y="11.046cm">
          <draw:text-box>
            <text:p text:style-name="P2"><text:span text:style-name="T1">The Gambia (inland) </text:span><text:span text:style-name="T2">An. coluzzii </text:span></text:p>
          </draw:text-box>
        </draw:frame>
        <draw:connector draw:style-name="gr1" draw:text-style-name="P1" draw:layer="layout" draw:type="line" svg:x1="7.97cm" svg:y1="10.584cm" svg:x2="9.929cm" svg:y2="11.689cm" draw:start-shape="id14" draw:start-glue-point="3" draw:end-shape="id24" draw:end-glue-point="3" svg:d="M7970 10584l1959 1105" svg:viewBox="0 0 1960 1106">
          <text:p/>
        </draw:connector>
        <draw:connector draw:style-name="gr1" draw:text-style-name="P1" xml:id="id27" draw:id="id27" draw:layer="layout" draw:type="line" svg:x1="3.711cm" svg:y1="12.81cm" svg:x2="2.872cm" svg:y2="15.843cm" draw:end-shape="id25" draw:end-glue-point="3" svg:d="M3711 12810l-839 3033" svg:viewBox="0 0 840 3034">
          <text:p/>
        </draw:connector>
        <draw:connector draw:style-name="gr1" draw:text-style-name="P1" xml:id="id29" draw:id="id29" draw:layer="layout" draw:type="line" svg:x1="7.97cm" svg:y1="12.991cm" svg:x2="5.234cm" svg:y2="13.019cm" draw:end-shape="id26" draw:end-glue-point="1" svg:d="M7970 12991l-2736 28" svg:viewBox="0 0 2737 29">
          <text:p/>
        </draw:connector>
        <draw:connector draw:style-name="gr1" draw:text-style-name="P1" draw:layer="layout" draw:type="line" svg:x1="4.292cm" svg:y1="9.938cm" svg:x2="3.711cm" svg:y2="12.81cm" draw:start-shape="id8" draw:start-glue-point="3" draw:end-shape="id27" draw:end-glue-point="2" svg:d="M4292 9938l-581 2872" svg:viewBox="0 0 582 2873">
          <text:p/>
        </draw:connector>
        <draw:connector draw:style-name="gr1" draw:text-style-name="P1" draw:layer="layout" draw:type="line" svg:x1="9.929cm" svg:y1="12.875cm" svg:x2="7.97cm" svg:y2="12.991cm" draw:start-shape="id28" draw:start-glue-point="3" draw:end-shape="id29" draw:end-glue-point="2" svg:d="M9929 12875l-1959 116" svg:viewBox="0 0 1960 117">
          <text:p/>
        </draw:connector>
        <draw:connector draw:style-name="gr1" draw:text-style-name="P1" draw:layer="layout" draw:type="line" svg:x1="9.973cm" svg:y1="13.622cm" svg:x2="7.97cm" svg:y2="12.991cm" draw:start-shape="id30" draw:start-glue-point="3" draw:end-shape="id29" draw:end-glue-point="2" svg:d="M9973 13622l-2003-631" svg:viewBox="0 0 2004 632">
          <text:p/>
        </draw:connector>
        <draw:frame draw:style-name="gr2" draw:text-style-name="P3" xml:id="id28" draw:id="id28" draw:layer="layout" svg:width="9.247cm" svg:height="1.287cm" svg:x="9.929cm" svg:y="12.232cm">
          <draw:text-box>
            <text:p text:style-name="P2"><text:span text:style-name="T1">The Gambia (coastal) </text:span><text:span text:style-name="T2">An. ??? </text:span></text:p>
          </draw:text-box>
        </draw:frame>
        <draw:frame draw:style-name="gr2" draw:text-style-name="P3" xml:id="id30" draw:id="id30" draw:layer="layout" svg:width="9.247cm" svg:height="1.287cm" svg:x="9.973cm" svg:y="12.979cm">
          <draw:text-box>
            <text:p text:style-name="P2"><text:span text:style-name="T1">Guinea-Bissau (coastal) </text:span><text:span text:style-name="T2">An. ??? </text:span></text:p>
          </draw:text-box>
        </draw:frame>
        <draw:custom-shape draw:style-name="gr10" draw:text-style-name="P1" draw:layer="layout" svg:width="0.772cm" svg:height="1.346cm" svg:x="16.038cm" svg:y="12.6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4" draw:layer="layout" svg:width="4.08cm" svg:height="1.346cm" svg:x="17.041cm" svg:y="12.521cm">
          <draw:text-box>
            <text:p text:style-name="P2"><text:span text:style-name="T3">An. ???</text:span><text:span text:style-name="T3"><text:line-break/></text:span><text:span text:style-name="T3">(far-west coastal)</text:span></text:p>
          </draw:text-box>
        </draw:frame>
        <draw:connector draw:style-name="gr1" draw:text-style-name="P1" draw:layer="layout" draw:type="line" svg:x1="8.035cm" svg:y1="15.279cm" svg:x2="5.234cm" svg:y2="14.944cm" draw:end-shape="id31" draw:end-glue-point="1" svg:d="M8035 15279l-2801-335" svg:viewBox="0 0 2802 336">
          <text:p/>
        </draw:connector>
        <draw:frame draw:style-name="gr12" draw:text-style-name="P3" xml:id="id52" draw:id="id52" draw:layer="layout" svg:width="9.247cm" svg:height="0.812cm" svg:x="9.874cm" svg:y="25.707cm">
          <draw:text-box>
            <text:p text:style-name="P2"><text:span text:style-name="T1">Guinea-Bissau (inland) </text:span><text:span text:style-name="T2">An. gambiae </text:span></text:p>
          </draw:text-box>
        </draw:frame>
        <draw:frame draw:style-name="gr12" draw:text-style-name="P3" xml:id="id51" draw:id="id51" draw:layer="layout" svg:width="9.247cm" svg:height="0.812cm" svg:x="9.874cm" svg:y="25.119cm">
          <draw:text-box>
            <text:p text:style-name="P2"><text:span text:style-name="T1">Guinea </text:span><text:span text:style-name="T2">An. gambiae </text:span></text:p>
          </draw:text-box>
        </draw:frame>
        <draw:frame draw:style-name="gr12" draw:text-style-name="P3" xml:id="id48" draw:id="id48" draw:layer="layout" svg:width="9.247cm" svg:height="0.812cm" svg:x="9.863cm" svg:y="23.338cm">
          <draw:text-box>
            <text:p text:style-name="P2"><text:span text:style-name="T1">Burkina Faso </text:span><text:span text:style-name="T2">An. gambiae </text:span></text:p>
          </draw:text-box>
        </draw:frame>
        <draw:frame draw:style-name="gr12" draw:text-style-name="P3" xml:id="id50" draw:id="id50" draw:layer="layout" svg:width="9.247cm" svg:height="0.812cm" svg:x="9.863cm" svg:y="24.527cm">
          <draw:text-box>
            <text:p text:style-name="P2"><text:span text:style-name="T1">Mali </text:span><text:span text:style-name="T2">An. gambiae </text:span></text:p>
          </draw:text-box>
        </draw:frame>
        <draw:frame draw:style-name="gr12" draw:text-style-name="P3" xml:id="id49" draw:id="id49" draw:layer="layout" svg:width="9.247cm" svg:height="0.812cm" svg:x="9.863cm" svg:y="23.988cm">
          <draw:text-box>
            <text:p text:style-name="P2"><text:span text:style-name="T1">Ghana </text:span><text:span text:style-name="T2">An. gambiae </text:span></text:p>
          </draw:text-box>
        </draw:frame>
        <draw:frame draw:style-name="gr12" draw:text-style-name="P3" xml:id="id45" draw:id="id45" draw:layer="layout" svg:width="9.247cm" svg:height="0.812cm" svg:x="9.929cm" svg:y="20.811cm">
          <draw:text-box>
            <text:p text:style-name="P2"><text:span text:style-name="T1">DRC </text:span><text:span text:style-name="T2">An. gambiae </text:span></text:p>
          </draw:text-box>
        </draw:frame>
        <draw:frame draw:style-name="gr12" draw:text-style-name="P3" xml:id="id47" draw:id="id47" draw:layer="layout" svg:width="9.247cm" svg:height="0.812cm" svg:x="9.874cm" svg:y="22.637cm">
          <draw:text-box>
            <text:p text:style-name="P2"><text:span text:style-name="T1">Bioko </text:span><text:span text:style-name="T2">An. gambiae </text:span></text:p>
          </draw:text-box>
        </draw:frame>
        <draw:connector draw:style-name="gr1" draw:text-style-name="P1" xml:id="id33" draw:id="id33" draw:layer="layout" draw:type="line" svg:x1="8.036cm" svg:y1="15.279cm" svg:x2="9.929cm" svg:y2="14.785cm" draw:end-shape="id32" draw:end-glue-point="3" svg:d="M8036 15279l1893-494" svg:viewBox="0 0 1894 495">
          <text:p/>
        </draw:connector>
        <draw:frame draw:style-name="gr13" draw:text-style-name="P3" xml:id="id32" draw:id="id32" draw:layer="layout" svg:width="9.247cm" svg:height="1.028cm" svg:x="9.929cm" svg:y="14.271cm">
          <draw:text-box>
            <text:p text:style-name="P2"><text:span text:style-name="T1">Tanzania (east) </text:span><text:span text:style-name="T2">An. ??? </text:span></text:p>
          </draw:text-box>
        </draw:frame>
        <draw:connector draw:style-name="gr1" draw:text-style-name="P1" draw:layer="layout" draw:type="line" svg:x1="8.036cm" svg:y1="15.279cm" svg:x2="9.929cm" svg:y2="15.647cm" draw:start-shape="id33" draw:start-glue-point="2" draw:end-shape="id34" draw:end-glue-point="3" svg:d="M8036 15279l1893 368" svg:viewBox="0 0 1894 369">
          <text:p/>
        </draw:connector>
        <draw:frame draw:style-name="gr13" draw:text-style-name="P3" xml:id="id34" draw:id="id34" draw:layer="layout" svg:width="9.247cm" svg:height="1.028cm" svg:x="9.929cm" svg:y="15.133cm">
          <draw:text-box>
            <text:p text:style-name="P2"><text:span text:style-name="T1">Kenya (east) </text:span><text:span text:style-name="T2">An. ??? </text:span></text:p>
          </draw:text-box>
        </draw:frame>
        <draw:custom-shape draw:style-name="gr10" draw:text-style-name="P1" draw:layer="layout" svg:width="0.772cm" svg:height="1.346cm" svg:x="15.819cm" svg:y="14.43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4" draw:layer="layout" svg:width="4.08cm" svg:height="1.346cm" svg:x="16.821cm" svg:y="14.567cm">
          <draw:text-box>
            <text:p text:style-name="P2"><text:span text:style-name="T3">An. ???</text:span><text:span text:style-name="T3"><text:line-break/></text:span><text:span text:style-name="T3">(far-east coastal)</text:span></text:p>
          </draw:text-box>
        </draw:frame>
        <draw:frame draw:style-name="gr14" draw:text-style-name="P6" xml:id="id26" draw:id="id26" draw:layer="layout" svg:width="0.922cm" svg:height="0.996cm" svg:x="4.312cm" svg:y="12.521cm">
          <draw:text-box>
            <text:p text:style-name="P5"><text:span text:style-name="T3">?</text:span></text:p>
          </draw:text-box>
        </draw:frame>
        <draw:frame draw:style-name="gr15" draw:text-style-name="P4" xml:id="id31" draw:id="id31" draw:layer="layout" svg:width="0.867cm" svg:height="0.695cm" svg:x="4.367cm" svg:y="14.597cm">
          <draw:text-box>
            <text:p text:style-name="P2"><text:span text:style-name="T3">?</text:span></text:p>
          </draw:text-box>
        </draw:frame>
        <draw:frame draw:style-name="gr12" draw:text-style-name="P3" xml:id="id37" draw:id="id37" draw:layer="layout" svg:width="9.247cm" svg:height="0.812cm" svg:x="9.929cm" svg:y="16.371cm">
          <draw:text-box>
            <text:p text:style-name="P2"><text:span text:style-name="T4">Mayotte </text:span><text:span text:style-name="T2">An. gambiae </text:span></text:p>
          </draw:text-box>
        </draw:frame>
        <draw:frame draw:style-name="gr12" draw:text-style-name="P3" xml:id="id38" draw:id="id38" draw:layer="layout" svg:width="9.247cm" svg:height="0.812cm" svg:x="9.929cm" svg:y="17.125cm">
          <draw:text-box>
            <text:p text:style-name="P2"><text:span text:style-name="T4">Mozambique </text:span><text:span text:style-name="T2">An. gambiae </text:span></text:p>
          </draw:text-box>
        </draw:frame>
        <draw:frame draw:style-name="gr12" draw:text-style-name="P3" xml:id="id39" draw:id="id39" draw:layer="layout" svg:width="9.247cm" svg:height="0.812cm" svg:x="9.929cm" svg:y="17.772cm">
          <draw:text-box>
            <text:p text:style-name="P2"><text:span text:style-name="T4">Tanzania (east) </text:span><text:span text:style-name="T2">An. gambiae </text:span></text:p>
          </draw:text-box>
        </draw:frame>
        <draw:frame draw:style-name="gr12" draw:text-style-name="P3" xml:id="id41" draw:id="id41" draw:layer="layout" svg:width="9.247cm" svg:height="0.812cm" svg:x="9.929cm" svg:y="18.526cm">
          <draw:text-box>
            <text:p text:style-name="P2"><text:span text:style-name="T4">Kenya (east) </text:span><text:span text:style-name="T2">An. gambiae </text:span></text:p>
          </draw:text-box>
        </draw:frame>
        <draw:connector draw:style-name="gr1" draw:text-style-name="P1" draw:layer="layout" draw:type="line" svg:x1="2.872cm" svg:y1="15.843cm" svg:x2="3.776cm" svg:y2="20.49cm" draw:start-shape="id25" draw:start-glue-point="3" svg:d="M2872 15843l904 4647" svg:viewBox="0 0 905 4648">
          <text:p/>
        </draw:connector>
        <draw:connector draw:style-name="gr1" draw:text-style-name="P1" xml:id="id35" draw:id="id35" draw:layer="layout" draw:type="line" svg:x1="5.647cm" svg:y1="17.618cm" svg:x2="3.776cm" svg:y2="20.491cm" svg:d="M5647 17618l-1871 2873" svg:viewBox="0 0 1872 2874">
          <text:p/>
        </draw:connector>
        <draw:connector draw:style-name="gr1" draw:text-style-name="P1" xml:id="id36" draw:id="id36" draw:layer="layout" draw:type="line" svg:x1="5.647cm" svg:y1="17.618cm" svg:x2="6.809cm" svg:y2="17.102cm" draw:start-shape="id35" draw:start-glue-point="2" svg:d="M5647 17618l1162-516" svg:viewBox="0 0 1163 517">
          <text:p/>
        </draw:connector>
        <draw:connector draw:style-name="gr1" draw:text-style-name="P1" draw:layer="layout" draw:type="line" svg:x1="6.809cm" svg:y1="17.102cm" svg:x2="9.929cm" svg:y2="16.777cm" draw:start-shape="id36" draw:start-glue-point="3" draw:end-shape="id37" draw:end-glue-point="3" svg:d="M6809 17102l3120-325" svg:viewBox="0 0 3121 326">
          <text:p/>
        </draw:connector>
        <draw:connector draw:style-name="gr1" draw:text-style-name="P1" draw:layer="layout" draw:type="line" svg:x1="6.809cm" svg:y1="17.102cm" svg:x2="9.929cm" svg:y2="17.531cm" draw:start-shape="id36" draw:start-glue-point="3" draw:end-shape="id38" draw:end-glue-point="3" svg:d="M6809 17102l3120 429" svg:viewBox="0 0 3121 430">
          <text:p/>
        </draw:connector>
        <draw:connector draw:style-name="gr1" draw:text-style-name="P1" xml:id="id40" draw:id="id40" draw:layer="layout" draw:type="line" svg:x1="5.647cm" svg:y1="17.618cm" svg:x2="8.099cm" svg:y2="18.07cm" draw:start-shape="id35" draw:start-glue-point="2" svg:d="M5647 17618l2452 452" svg:viewBox="0 0 2453 453">
          <text:p/>
        </draw:connector>
        <draw:connector draw:style-name="gr1" draw:text-style-name="P1" draw:layer="layout" draw:type="line" svg:x1="9.929cm" svg:y1="18.178cm" svg:x2="8.099cm" svg:y2="18.07cm" draw:start-shape="id39" draw:start-glue-point="3" draw:end-shape="id40" draw:end-glue-point="3" svg:d="M9929 18178l-1830-108" svg:viewBox="0 0 1831 109">
          <text:p/>
        </draw:connector>
        <draw:connector draw:style-name="gr1" draw:text-style-name="P1" draw:layer="layout" draw:type="line" svg:x1="9.929cm" svg:y1="18.932cm" svg:x2="8.099cm" svg:y2="18.07cm" draw:start-shape="id41" draw:start-glue-point="3" draw:end-shape="id40" draw:end-glue-point="3" svg:d="M9929 18932l-1830-862" svg:viewBox="0 0 1831 863">
          <text:p/>
        </draw:connector>
        <draw:frame draw:style-name="gr12" draw:text-style-name="P3" xml:id="id46" draw:id="id46" draw:layer="layout" svg:width="9.247cm" svg:height="0.812cm" svg:x="9.874cm" svg:y="21.403cm">
          <draw:text-box>
            <text:p text:style-name="P2"><text:span text:style-name="T1">Cameroon (north) </text:span><text:span text:style-name="T2">An. gambiae </text:span></text:p>
          </draw:text-box>
        </draw:frame>
        <draw:frame draw:style-name="gr12" draw:text-style-name="P3" xml:id="id43" draw:id="id43" draw:layer="layout" svg:width="9.247cm" svg:height="0.812cm" svg:x="9.929cm" svg:y="20.164cm">
          <draw:text-box>
            <text:p text:style-name="P2"><text:span text:style-name="T1">Uganda </text:span><text:span text:style-name="T2">An. gambiae </text:span></text:p>
          </draw:text-box>
        </draw:frame>
        <draw:frame draw:style-name="gr12" draw:text-style-name="P3" xml:id="id42" draw:id="id42" draw:layer="layout" svg:width="9.247cm" svg:height="0.812cm" svg:x="9.858cm" svg:y="19.396cm">
          <draw:text-box>
            <text:p text:style-name="P2"><text:span text:style-name="T1">Tanzania (West) </text:span><text:span text:style-name="T2">An. gambiae </text:span></text:p>
          </draw:text-box>
        </draw:frame>
        <draw:connector draw:style-name="gr1" draw:text-style-name="P1" xml:id="id44" draw:id="id44" draw:layer="layout" draw:type="line" svg:x1="9.858cm" svg:y1="19.802cm" svg:x2="8.39cm" svg:y2="19.835cm" draw:start-shape="id42" draw:start-glue-point="3" svg:d="M9858 19802l-1468 33" svg:viewBox="0 0 1469 34">
          <text:p/>
        </draw:connector>
        <draw:connector draw:style-name="gr1" draw:text-style-name="P1" draw:layer="layout" draw:type="line" svg:x1="9.929cm" svg:y1="20.57cm" svg:x2="8.39cm" svg:y2="19.835cm" draw:start-shape="id43" draw:start-glue-point="3" draw:end-shape="id44" draw:end-glue-point="3" svg:d="M9929 20570l-1539-735" svg:viewBox="0 0 1540 736">
          <text:p/>
        </draw:connector>
        <draw:custom-shape draw:style-name="gr16" draw:text-style-name="P1" draw:layer="layout" svg:width="0.772cm" svg:height="2.907cm" svg:x="15.82cm" svg:y="16.4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4" draw:layer="layout" svg:width="4.08cm" svg:height="1.346cm" svg:x="16.821cm" svg:y="17.26cm">
          <draw:text-box>
            <text:p text:style-name="P2"><text:span text:style-name="T3">An. gambiae</text:span><text:span text:style-name="T3"><text:line-break/></text:span><text:span text:style-name="T3">(east of Rift)</text:span></text:p>
          </draw:text-box>
        </draw:frame>
        <draw:connector draw:style-name="gr1" draw:text-style-name="P1" draw:layer="layout" draw:type="line" svg:x1="9.929cm" svg:y1="21.217cm" svg:x2="8.357cm" svg:y2="22.964cm" draw:start-shape="id45" draw:start-glue-point="3" svg:d="M9929 21217l-1572 1747" svg:viewBox="0 0 1573 1748">
          <text:p/>
        </draw:connector>
        <draw:connector draw:style-name="gr1" draw:text-style-name="P1" draw:layer="layout" draw:type="line" svg:x1="9.874cm" svg:y1="21.809cm" svg:x2="8.358cm" svg:y2="22.965cm" draw:start-shape="id46" draw:start-glue-point="3" svg:d="M9874 21809l-1516 1156" svg:viewBox="0 0 1517 1157">
          <text:p/>
        </draw:connector>
        <draw:connector draw:style-name="gr1" draw:text-style-name="P1" draw:layer="layout" draw:type="line" svg:x1="9.874cm" svg:y1="23.043cm" svg:x2="8.358cm" svg:y2="22.965cm" draw:start-shape="id47" draw:start-glue-point="3" svg:d="M9874 23043l-1516-78" svg:viewBox="0 0 1517 79">
          <text:p/>
        </draw:connector>
        <draw:connector draw:style-name="gr1" draw:text-style-name="P1" draw:layer="layout" draw:type="line" svg:x1="9.863cm" svg:y1="23.744cm" svg:x2="8.358cm" svg:y2="22.965cm" draw:start-shape="id48" draw:start-glue-point="3" svg:d="M9863 23744l-1505-779" svg:viewBox="0 0 1506 780">
          <text:p/>
        </draw:connector>
        <draw:connector draw:style-name="gr1" draw:text-style-name="P1" draw:layer="layout" draw:type="line" svg:x1="9.863cm" svg:y1="24.394cm" svg:x2="8.358cm" svg:y2="22.965cm" draw:start-shape="id49" draw:start-glue-point="3" svg:d="M9863 24394l-1505-1429" svg:viewBox="0 0 1506 1430">
          <text:p/>
        </draw:connector>
        <draw:connector draw:style-name="gr1" draw:text-style-name="P1" draw:layer="layout" draw:type="line" svg:x1="9.863cm" svg:y1="24.933cm" svg:x2="8.358cm" svg:y2="22.965cm" draw:start-shape="id50" draw:start-glue-point="3" svg:d="M9863 24933l-1505-1968" svg:viewBox="0 0 1506 1969">
          <text:p/>
        </draw:connector>
        <draw:connector draw:style-name="gr1" draw:text-style-name="P1" draw:layer="layout" draw:type="line" svg:x1="9.874cm" svg:y1="25.525cm" svg:x2="8.358cm" svg:y2="22.965cm" draw:start-shape="id51" draw:start-glue-point="3" svg:d="M9874 25525l-1516-2560" svg:viewBox="0 0 1517 2561">
          <text:p/>
        </draw:connector>
        <draw:connector draw:style-name="gr1" draw:text-style-name="P1" draw:layer="layout" draw:type="line" svg:x1="9.874cm" svg:y1="26.113cm" svg:x2="8.358cm" svg:y2="22.965cm" draw:start-shape="id52" draw:start-glue-point="3" svg:d="M9874 26113l-1516-3148" svg:viewBox="0 0 1517 3149">
          <text:p/>
        </draw:connector>
        <draw:frame draw:style-name="gr12" draw:text-style-name="P3" xml:id="id55" draw:id="id55" draw:layer="layout" svg:width="9.247cm" svg:height="0.812cm" svg:x="9.874cm" svg:y="26.569cm">
          <draw:text-box>
            <text:p text:style-name="P2"><text:span text:style-name="T1">Cameroon (south) </text:span><text:span text:style-name="T2">An. gambiae </text:span></text:p>
          </draw:text-box>
        </draw:frame>
        <draw:frame draw:style-name="gr12" draw:text-style-name="P3" xml:id="id56" draw:id="id56" draw:layer="layout" svg:width="9.247cm" svg:height="0.812cm" svg:x="9.874cm" svg:y="27.215cm">
          <draw:text-box>
            <text:p text:style-name="P2"><text:span text:style-name="T1">Gabon </text:span><text:span text:style-name="T2">An. gambiae </text:span></text:p>
          </draw:text-box>
        </draw:frame>
        <draw:frame draw:style-name="gr12" draw:text-style-name="P3" xml:id="id53" draw:id="id53" draw:layer="layout" svg:width="9.247cm" svg:height="0.812cm" svg:x="9.874cm" svg:y="22.049cm">
          <draw:text-box>
            <text:p text:style-name="P2"><text:span text:style-name="T1">Central African Republic </text:span><text:span text:style-name="T2">An. gambiae </text:span></text:p>
          </draw:text-box>
        </draw:frame>
        <draw:connector draw:style-name="gr1" draw:text-style-name="P1" xml:id="id54" draw:id="id54" draw:layer="layout" draw:type="line" svg:x1="9.874cm" svg:y1="22.455cm" svg:x2="8.358cm" svg:y2="22.965cm" draw:start-shape="id53" draw:start-glue-point="3" svg:d="M9874 22455l-1516 510" svg:viewBox="0 0 1517 511">
          <text:p/>
        </draw:connector>
        <draw:connector draw:style-name="gr1" draw:text-style-name="P1" draw:layer="layout" draw:type="line" svg:x1="7.809cm" svg:y1="21.028cm" svg:x2="8.39cm" svg:y2="19.835cm" svg:d="M7809 21028l581-1193" svg:viewBox="0 0 582 1194">
          <text:p/>
        </draw:connector>
        <draw:connector draw:style-name="gr1" draw:text-style-name="P1" xml:id="id57" draw:id="id57" draw:layer="layout" draw:type="line" svg:x1="7.81cm" svg:y1="21.029cm" svg:x2="8.358cm" svg:y2="22.965cm" draw:end-shape="id54" draw:end-glue-point="3" svg:d="M7810 21029l548 1936" svg:viewBox="0 0 549 1937">
          <text:p/>
        </draw:connector>
        <draw:connector draw:style-name="gr1" draw:text-style-name="P1" draw:layer="layout" draw:type="line" svg:x1="9.874cm" svg:y1="26.975cm" svg:x2="6.905cm" svg:y2="24.136cm" draw:start-shape="id55" draw:start-glue-point="3" svg:d="M9874 26975l-2969-2839" svg:viewBox="0 0 2970 2840">
          <text:p/>
        </draw:connector>
        <draw:connector draw:style-name="gr1" draw:text-style-name="P1" draw:layer="layout" draw:type="line" svg:x1="9.874cm" svg:y1="27.621cm" svg:x2="6.906cm" svg:y2="24.137cm" draw:start-shape="id56" draw:start-glue-point="3" svg:d="M9874 27621l-2968-3484" svg:viewBox="0 0 2969 3485">
          <text:p/>
        </draw:connector>
        <draw:connector draw:style-name="gr1" draw:text-style-name="P1" draw:layer="layout" draw:type="line" svg:x1="5.131cm" svg:y1="22.2cm" svg:x2="6.906cm" svg:y2="24.137cm" svg:d="M5131 22200l1775 1937" svg:viewBox="0 0 1776 1938">
          <text:p/>
        </draw:connector>
        <draw:connector draw:style-name="gr1" draw:text-style-name="P1" draw:layer="layout" draw:type="line" svg:x1="3.776cm" svg:y1="20.491cm" svg:x2="5.132cm" svg:y2="22.201cm" draw:start-shape="id35" draw:start-glue-point="3" svg:d="M3776 20491l1356 1710" svg:viewBox="0 0 1357 1711">
          <text:p/>
        </draw:connector>
        <draw:connector draw:style-name="gr1" draw:text-style-name="P1" draw:layer="layout" draw:type="line" svg:x1="7.81cm" svg:y1="21.029cm" svg:x2="5.132cm" svg:y2="22.201cm" draw:start-shape="id57" draw:start-glue-point="2" svg:d="M7810 21029l-2678 1172" svg:viewBox="0 0 2679 1173">
          <text:p/>
        </draw:connector>
        <draw:custom-shape draw:style-name="gr17" draw:text-style-name="P1" draw:layer="layout" svg:width="0.772cm" svg:height="6.839cm" svg:x="16.642cm" svg:y="19.57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8" draw:text-style-name="P4" draw:layer="layout" svg:width="4.08cm" svg:height="1.968cm" svg:x="17.578cm" svg:y="22.158cm">
          <draw:text-box>
            <text:p text:style-name="P2"><text:span text:style-name="T3">An. gambiae</text:span><text:span text:style-name="T3"><text:line-break/></text:span><text:span text:style-name="T3">(west/central/near-east, north of equatorial forest)</text:span></text:p>
          </draw:text-box>
        </draw:frame>
        <draw:frame draw:style-name="gr6" draw:text-style-name="P4" draw:layer="layout" svg:width="3.847cm" svg:height="1.543cm" svg:x="17.533cm" svg:y="26.583cm">
          <draw:text-box>
            <text:p text:style-name="P2"><text:span text:style-name="T3">An. gambiae</text:span><text:span text:style-name="T3"><text:line-break/></text:span><text:span text:style-name="T3">(central/southern forest)</text:span></text:p>
          </draw:text-box>
        </draw:frame>
        <draw:custom-shape draw:style-name="gr19" draw:text-style-name="P1" draw:layer="layout" svg:width="0.772cm" svg:height="1.09cm" svg:x="16.643cm" svg:y="26.8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" draw:text-style-name="P4" draw:layer="layout" svg:width="3.131cm" svg:height="0.71cm" draw:transform="rotate (1.28264246729063) translate (1.435cm 8.945cm)">
          <draw:text-box>
            <text:p text:style-name="P2"><text:span text:style-name="T3">An. arabiensis</text:span></text:p>
          </draw:text-box>
        </draw:frame>
        <draw:frame draw:style-name="gr21" draw:text-style-name="P4" draw:layer="layout" svg:width="2.633cm" svg:height="0.71cm" draw:transform="rotate (1.34198366185844) translate (2.96cm 12.654cm)">
          <draw:text-box>
            <text:p text:style-name="P2"><text:span text:style-name="T3">An. coluzzii</text:span></text:p>
          </draw:text-box>
        </draw:frame>
        <draw:frame draw:style-name="gr22" draw:text-style-name="P4" draw:layer="layout" svg:width="2.795cm" svg:height="0.71cm" draw:transform="rotate (-1.36938533111475) translate (3.139cm 17.34cm)">
          <draw:text-box>
            <text:p text:style-name="P2"><text:span text:style-name="T3">An. gambia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31T09:16:42.369589560</meta:creation-date>
    <dc:date>2021-03-31T10:54:16.846354056</dc:date>
    <meta:editing-duration>PT18M38S</meta:editing-duration>
    <meta:editing-cycles>4</meta:editing-cycles>
    <meta:generator>LibreOffice/6.0.7.3$Linux_X86_64 LibreOffice_project/00m0$Build-3</meta:generator>
    <meta:document-statistic meta:object-count="118"/>
  </office:meta>
</office:document-meta>
</file>